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90000008D6AD35CBD.png" manifest:media-type="image/png"/>
  <manifest:file-entry manifest:full-path="Pictures/100000000000035E00000128223D891E.png" manifest:media-type="image/png"/>
  <manifest:file-entry manifest:full-path="Pictures/10000201000002F900000158F550A8CB.png" manifest:media-type="image/png"/>
  <manifest:file-entry manifest:full-path="Pictures/10000201000002FB000000674B87F109.png" manifest:media-type="image/png"/>
  <manifest:file-entry manifest:full-path="Pictures/1000000000000348000000C3D51EC863.png" manifest:media-type="image/png"/>
  <manifest:file-entry manifest:full-path="Pictures/100000000000043400000112113604B3.png" manifest:media-type="image/png"/>
  <manifest:file-entry manifest:full-path="Pictures/10000000000002BE000000C016A90AEE.png" manifest:media-type="image/png"/>
  <manifest:file-entry manifest:full-path="Pictures/10000000000003D90000009AF83D18CA.png" manifest:media-type="image/png"/>
  <manifest:file-entry manifest:full-path="Pictures/1000020100000123000000AE8D7FC663.png" manifest:media-type="image/png"/>
  <manifest:file-entry manifest:full-path="Pictures/10000000000002FB000000FBFA548C34.png" manifest:media-type="image/png"/>
  <manifest:file-entry manifest:full-path="Pictures/10000201000001CE000001390B8EE759.png" manifest:media-type="image/png"/>
  <manifest:file-entry manifest:full-path="Pictures/100000000000034F000001BD43FCCCEE.png" manifest:media-type="image/png"/>
  <manifest:file-entry manifest:full-path="Pictures/100000000000029C000000DDD71268EB.png" manifest:media-type="image/png"/>
  <manifest:file-entry manifest:full-path="Pictures/100000000000015F000000EEFC3A8018.png" manifest:media-type="image/png"/>
  <manifest:file-entry manifest:full-path="Pictures/10000000000001F10000012C1D86CC5B.png" manifest:media-type="image/png"/>
  <manifest:file-entry manifest:full-path="Pictures/10000000000000D8000001012A692221.png" manifest:media-type="image/png"/>
  <manifest:file-entry manifest:full-path="Pictures/10000201000003740000010B71940CD1.png" manifest:media-type="image/png"/>
  <manifest:file-entry manifest:full-path="Pictures/10000201000000DC0000018D119DCE76.png" manifest:media-type="image/png"/>
  <manifest:file-entry manifest:full-path="Pictures/1000020100000112000001271D257BE9.png" manifest:media-type="image/png"/>
  <manifest:file-entry manifest:full-path="Pictures/10000000000002FC00000156F9167F08.png" manifest:media-type="image/png"/>
  <manifest:file-entry manifest:full-path="Pictures/100000000000017C000001422C3941A5.png" manifest:media-type="image/png"/>
  <manifest:file-entry manifest:full-path="Pictures/1000020100000325000001C64649624A.png" manifest:media-type="image/png"/>
  <manifest:file-entry manifest:full-path="Pictures/10000000000002420000006581886D4B.png" manifest:media-type="image/png"/>
  <manifest:file-entry manifest:full-path="Pictures/100063BF0000533C00002EF77B1E6417.svg" manifest:media-type="image/svg+xml"/>
  <manifest:file-entry manifest:full-path="Pictures/10000201000000EC0000018D9331FF81.png" manifest:media-type="image/png"/>
  <manifest:file-entry manifest:full-path="Pictures/1000000000000244000000F30C56C2B0.png" manifest:media-type="image/png"/>
  <manifest:file-entry manifest:full-path="Pictures/10000000000002BA0000010EF603C7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2.243cm, 1.682cm, 2.713cm, 1.456cm)" draw:image-opacity="100%" style:mirror="none"/>
    </style:style>
    <style:style style:name="gr3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3.987cm, 0cm)" draw:image-opacity="100%" style:mirror="none"/>
    </style:style>
    <style:style style:name="gr4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10.85cm, 0cm, 0cm, 0cm)" draw:image-opacity="100%" style:mirror="none"/>
    </style:style>
    <style:style style:name="gr5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9.373cm, 0cm, 0cm)" draw:image-opacity="100%" style:mirror="none"/>
    </style:style>
    <style:style style:name="gr6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11.899cm)" draw:image-opacity="100%" style:mirror="none"/>
    </style:style>
    <style:style style:name="gr7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15.674cm, 0cm, 0cm)" draw:image-opacity="100%" style:mirror="none"/>
    </style:style>
    <style:style style:name="gr8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9.706cm)" draw:image-opacity="100%" style:mirror="non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2">
      <style:graphic-properties draw:stroke="none" svg:stroke-color="#ffffff" draw:fill="solid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26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paragraph-properties fo:text-align="center"/>
      <style:text-properties fo:color="#000000" fo:font-size="7pt" style:font-size-asian="7pt" style:font-size-complex="7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7pt" style:font-size-asian="7pt" style:font-size-complex="7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/>
      <draw:page draw:name="page2" draw:style-name="dp1" draw:master-page-name="Predvolené"/>
      <draw:page draw:name="page3" draw:style-name="dp1" draw:master-page-name="Predvolené"/>
      <draw:page draw:name="page4" draw:style-name="dp1" draw:master-page-name="Predvolené"/>
      <draw:page draw:name="page5" draw:style-name="dp1" draw:master-page-name="Predvolené"/>
      <draw:page draw:name="page6" draw:style-name="dp1" draw:master-page-name="Predvolené"/>
      <draw:page draw:name="page7" draw:style-name="dp1" draw:master-page-name="Predvolené">
        <draw:frame draw:style-name="gr1" draw:text-style-name="P1" draw:layer="layout" svg:width="18.999cm" svg:height="7.348cm" svg:x="1cm" svg:y="1.952cm">
          <draw:image xlink:href="Pictures/10000000000002BA0000010EF603C7B3.png" xlink:type="simple" xlink:show="embed" xlink:actuate="onLoad">
            <text:p/>
          </draw:image>
        </draw:frame>
        <draw:frame draw:style-name="gr2" draw:text-style-name="P1" draw:layer="layout" svg:width="16.2cm" svg:height="6.3cm" svg:x="1.8cm" svg:y="11.6cm">
          <draw:image xlink:href="Pictures/100063BF0000533C00002EF77B1E6417.svg" xlink:type="simple" xlink:show="embed" xlink:actuate="onLoad">
            <text:p/>
          </draw:image>
          <draw:image xlink:href="Pictures/1000020100000325000001C64649624A.png" xlink:type="simple" xlink:show="embed" xlink:actuate="onLoad"/>
        </draw:frame>
      </draw:page>
      <draw:page draw:name="page8" draw:style-name="dp1" draw:master-page-name="Predvolené">
        <draw:frame draw:style-name="gr1" draw:text-style-name="P1" draw:layer="layout" svg:width="8.323cm" svg:height="14.002cm" svg:x="6cm" svg:y="1.198cm">
          <draw:image xlink:href="Pictures/10000201000000EC0000018D9331FF81.png" xlink:type="simple" xlink:show="embed" xlink:actuate="onLoad">
            <text:p/>
          </draw:image>
        </draw:frame>
        <draw:frame draw:style-name="gr1" draw:text-style-name="P1" draw:layer="layout" svg:width="5.819cm" svg:height="10.501cm" svg:x="7.1cm" svg:y="16.2cm">
          <draw:image xlink:href="Pictures/10000201000000DC0000018D119DCE76.png" xlink:type="simple" xlink:show="embed" xlink:actuate="onLoad">
            <text:p/>
          </draw:image>
        </draw:frame>
      </draw:page>
      <draw:page draw:name="page9" draw:style-name="dp1" draw:master-page-name="Predvolené">
        <draw:frame draw:style-name="gr1" draw:text-style-name="P1" draw:layer="layout" svg:width="17.529cm" svg:height="10.581cm" svg:x="2.3cm" svg:y="1.719cm">
          <draw:image xlink:href="Pictures/10000000000001F10000012C1D86CC5B.png" xlink:type="simple" xlink:show="embed" xlink:actuate="onLoad">
            <text:p/>
          </draw:image>
        </draw:frame>
        <draw:frame draw:style-name="gr1" draw:text-style-name="P1" draw:layer="layout" svg:width="9.286cm" svg:height="6.296cm" svg:x="5.4cm" svg:y="12.9cm">
          <draw:image xlink:href="Pictures/100000000000015F000000EEFC3A8018.png" xlink:type="simple" xlink:show="embed" xlink:actuate="onLoad">
            <text:p/>
          </draw:image>
        </draw:frame>
      </draw:page>
      <draw:page draw:name="page10" draw:style-name="dp1" draw:master-page-name="Predvolené">
        <draw:frame draw:style-name="gr1" draw:text-style-name="P1" draw:layer="layout" svg:width="9.663cm" svg:height="10.404cm" svg:x="5.337cm" svg:y="1.396cm">
          <draw:image xlink:href="Pictures/1000020100000112000001271D257BE9.png" xlink:type="simple" xlink:show="embed" xlink:actuate="onLoad">
            <text:p/>
          </draw:image>
        </draw:frame>
        <draw:frame draw:style-name="gr1" draw:text-style-name="P1" draw:layer="layout" svg:width="5.714cm" svg:height="6.799cm" svg:x="7.586cm" svg:y="12.201cm">
          <draw:image xlink:href="Pictures/10000000000000D8000001012A692221.png" xlink:type="simple" xlink:show="embed" xlink:actuate="onLoad">
            <text:p/>
          </draw:image>
        </draw:frame>
      </draw:page>
      <draw:page draw:name="page11" draw:style-name="dp1" draw:master-page-name="Predvolené">
        <draw:frame draw:style-name="gr1" draw:text-style-name="P1" draw:layer="layout" svg:width="18.999cm" svg:height="5.737cm" svg:x="1.001cm" svg:y="1.3cm">
          <draw:image xlink:href="Pictures/10000201000003740000010B71940CD1.png" xlink:type="simple" xlink:show="embed" xlink:actuate="onLoad">
            <text:p/>
          </draw:image>
        </draw:frame>
        <draw:frame draw:style-name="gr1" draw:text-style-name="P1" draw:layer="layout" svg:width="17.673cm" svg:height="5.846cm" svg:x="1.327cm" svg:y="8.754cm">
          <draw:image xlink:href="Pictures/100000000000029C000000DDD71268EB.png" xlink:type="simple" xlink:show="embed" xlink:actuate="onLoad">
            <text:p/>
          </draw:image>
        </draw:frame>
      </draw:page>
      <draw:page draw:name="page12" draw:style-name="dp1" draw:master-page-name="Predvolené">
        <draw:frame draw:style-name="gr1" draw:text-style-name="P1" draw:layer="layout" svg:width="18.999cm" svg:height="8.504cm" svg:x="1.001cm" svg:y="1.296cm">
          <draw:image xlink:href="Pictures/10000000000002FC00000156F9167F08.png" xlink:type="simple" xlink:show="embed" xlink:actuate="onLoad">
            <text:p/>
          </draw:image>
        </draw:frame>
        <draw:frame draw:style-name="gr3" draw:text-style-name="P1" draw:layer="layout" svg:width="18.999cm" svg:height="6.6cm" svg:x="0.801cm" svg:y="11.1cm">
          <draw:image xlink:href="Pictures/100000000000034F000001BD43FCCCEE.png" xlink:type="simple" xlink:show="embed" xlink:actuate="onLoad">
            <text:p/>
          </draw:image>
        </draw:frame>
        <draw:frame draw:style-name="gr4" draw:text-style-name="P1" draw:layer="layout" svg:width="18.999cm" svg:height="0.782cm" svg:x="0.802cm" svg:y="17.3cm">
          <draw:image xlink:href="Pictures/100000000000034F000001BD43FCCCEE.png" xlink:type="simple" xlink:show="embed" xlink:actuate="onLoad">
            <text:p/>
          </draw:image>
        </draw:frame>
      </draw:page>
      <draw:page draw:name="page13" draw:style-name="dp1" draw:master-page-name="Predvolené">
        <draw:frame draw:style-name="gr1" draw:text-style-name="P1" draw:layer="layout" svg:width="18.999cm" svg:height="6.249cm" svg:x="1.001cm" svg:y="1.151cm">
          <draw:image xlink:href="Pictures/10000000000002FB000000FBFA548C34.png" xlink:type="simple" xlink:show="embed" xlink:actuate="onLoad">
            <text:p/>
          </draw:image>
        </draw:frame>
        <draw:frame draw:style-name="gr1" draw:text-style-name="P1" draw:layer="layout" svg:width="15.345cm" svg:height="6.428cm" svg:x="2.6cm" svg:y="8.972cm">
          <draw:image xlink:href="Pictures/1000000000000244000000F30C56C2B0.png" xlink:type="simple" xlink:show="embed" xlink:actuate="onLoad">
            <text:p/>
          </draw:image>
        </draw:frame>
      </draw:page>
      <draw:page draw:name="page14" draw:style-name="dp1" draw:master-page-name="Predvolené">
        <draw:frame draw:style-name="gr1" draw:text-style-name="P1" draw:layer="layout" svg:width="16.295cm" svg:height="11.039cm" svg:x="1.6cm" svg:y="1.161cm">
          <draw:image xlink:href="Pictures/10000201000001CE000001390B8EE759.png" xlink:type="simple" xlink:show="embed" xlink:actuate="onLoad">
            <text:p/>
          </draw:image>
        </draw:frame>
        <draw:frame draw:style-name="gr1" draw:text-style-name="P1" draw:layer="layout" svg:width="10.053cm" svg:height="8.519cm" svg:x="4.447cm" svg:y="13.781cm">
          <draw:image xlink:href="Pictures/100000000000017C000001422C3941A5.png" xlink:type="simple" xlink:show="embed" xlink:actuate="onLoad">
            <text:p/>
          </draw:image>
        </draw:frame>
      </draw:page>
      <draw:page draw:name="page15" draw:style-name="dp1" draw:master-page-name="Predvolené">
        <draw:frame draw:style-name="gr1" draw:text-style-name="P1" draw:layer="layout" svg:width="18.999cm" svg:height="2.969cm" svg:x="1cm" svg:y="1.531cm">
          <draw:image xlink:href="Pictures/10000000000003D90000009AF83D18CA.png" xlink:type="simple" xlink:show="embed" xlink:actuate="onLoad">
            <text:p/>
          </draw:image>
        </draw:frame>
        <draw:g>
          <draw:frame draw:style-name="gr5" draw:text-style-name="P1" draw:layer="layout" svg:width="9.2cm" svg:height="5.079cm" svg:x="1.8cm" svg:y="8.2cm">
            <draw:image xlink:href="Pictures/10000000000002BE000000C016A90AEE.png" xlink:type="simple" xlink:show="embed" xlink:actuate="onLoad">
              <text:p/>
            </draw:image>
          </draw:frame>
          <draw:frame draw:style-name="gr6" draw:text-style-name="P1" draw:layer="layout" svg:width="6.674cm" svg:height="5.079cm" svg:x="9.4cm" svg:y="8.201cm">
            <draw:image xlink:href="Pictures/10000000000002BE000000C016A90AEE.png" xlink:type="simple" xlink:show="embed" xlink:actuate="onLoad">
              <text:p/>
            </draw:image>
          </draw:frame>
        </draw:g>
      </draw:page>
      <draw:page draw:name="page16" draw:style-name="dp1" draw:master-page-name="Predvolené"/>
      <draw:page draw:name="page17" draw:style-name="dp1" draw:master-page-name="Predvolené">
        <draw:frame draw:style-name="gr1" draw:text-style-name="P1" draw:layer="layout" svg:width="18.999cm" svg:height="4.836cm" svg:x="1cm" svg:y="1.3cm">
          <draw:image xlink:href="Pictures/100000000000043400000112113604B3.png" xlink:type="simple" xlink:show="embed" xlink:actuate="onLoad">
            <text:p/>
          </draw:image>
        </draw:frame>
        <draw:g>
          <draw:frame draw:style-name="gr7" draw:text-style-name="P1" draw:layer="layout" svg:width="5.599cm" svg:height="4.409cm" svg:x="1.301cm" svg:y="7.891cm">
            <draw:image xlink:href="Pictures/1000000000000348000000C3D51EC863.png" xlink:type="simple" xlink:show="embed" xlink:actuate="onLoad">
              <text:p/>
            </draw:image>
          </draw:frame>
          <draw:frame draw:style-name="gr8" draw:text-style-name="P1" draw:layer="layout" svg:width="10.701cm" svg:height="4.409cm" svg:x="5.8cm" svg:y="7.892cm">
            <draw:image xlink:href="Pictures/1000000000000348000000C3D51EC863.png" xlink:type="simple" xlink:show="embed" xlink:actuate="onLoad">
              <text:p/>
            </draw:image>
          </draw:frame>
        </draw:g>
      </draw:page>
      <draw:page draw:name="page18" draw:style-name="dp1" draw:master-page-name="Predvolené">
        <draw:frame draw:style-name="gr1" draw:text-style-name="P1" draw:layer="layout" svg:width="18.999cm" svg:height="2.563cm" svg:x="1cm" svg:y="1.4cm">
          <draw:image xlink:href="Pictures/10000201000002FB000000674B87F109.png" xlink:type="simple" xlink:show="embed" xlink:actuate="onLoad">
            <text:p/>
          </draw:image>
        </draw:frame>
        <draw:frame draw:style-name="gr1" draw:text-style-name="P1" draw:layer="layout" svg:width="18.999cm" svg:height="8.587cm" svg:x="1cm" svg:y="11.613cm">
          <draw:image xlink:href="Pictures/10000201000002F900000158F550A8CB.png" xlink:type="simple" xlink:show="embed" xlink:actuate="onLoad">
            <text:p/>
          </draw:image>
        </draw:frame>
        <draw:frame draw:style-name="gr1" draw:text-style-name="P1" draw:layer="layout" svg:width="15.292cm" svg:height="2.671cm" svg:x="2.9cm" svg:y="5.329cm">
          <draw:image xlink:href="Pictures/10000000000002420000006581886D4B.png" xlink:type="simple" xlink:show="embed" xlink:actuate="onLoad">
            <text:p/>
          </draw:image>
        </draw:frame>
        <draw:frame draw:style-name="gr1" draw:text-style-name="P1" draw:layer="layout" svg:width="18.999cm" svg:height="6.523cm" svg:x="1.269cm" svg:y="20.471cm">
          <draw:image xlink:href="Pictures/100000000000035E00000128223D891E.png" xlink:type="simple" xlink:show="embed" xlink:actuate="onLoad">
            <text:p/>
          </draw:image>
        </draw:frame>
      </draw:page>
      <draw:page draw:name="page19" draw:style-name="dp1" draw:master-page-name="Predvolené">
        <draw:frame draw:style-name="gr1" draw:text-style-name="P1" draw:layer="layout" svg:width="7.697cm" svg:height="4.602cm" svg:x="6.003cm" svg:y="1.198cm">
          <draw:image xlink:href="Pictures/1000020100000123000000AE8D7FC663.png" xlink:type="simple" xlink:show="embed" xlink:actuate="onLoad">
            <text:p/>
          </draw:image>
        </draw:frame>
        <draw:frame draw:style-name="gr1" draw:text-style-name="P1" draw:layer="layout" svg:width="7.697cm" svg:height="4.602cm" svg:x="6.652cm" svg:y="7.848cm">
          <draw:image xlink:href="Pictures/1000020100000123000000AE8D7FC663.png" xlink:type="simple" xlink:show="embed" xlink:actuate="onLoad">
            <text:p/>
          </draw:image>
        </draw:frame>
        <draw:custom-shape draw:style-name="gr9" draw:text-style-name="P1" draw:layer="layout" svg:width="1.5cm" svg:height="1.5cm" svg:x="7.601cm" svg:y="9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7cm" svg:height="1.25cm" svg:x="7.3cm" svg:y="9.8cm">
          <draw:text-box>
            <text:p text:style-name="P2"><text:span text:style-name="T1">Prvá</text:span></text:p>
            <text:p text:style-name="P2"><text:span text:style-name="T1">strana</text:span></text:p>
          </draw:text-box>
        </draw:frame>
        <draw:custom-shape draw:style-name="gr11" draw:text-style-name="P1" draw:layer="layout" svg:width="1.6cm" svg:height="0.9cm" svg:x="11.201cm" svg:y="9.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259cm" svg:height="1.047cm" svg:x="11.001cm" svg:y="9.901cm">
          <draw:text-box>
            <text:p text:style-name="P4"><text:span text:style-name="T2">Predvolený</text:span></text:p>
            <text:p text:style-name="P4"><text:span text:style-name="T2">štýl</text:span></text:p>
          </draw:text-box>
        </draw:frame>
      </draw:page>
      <draw:page draw:name="page20" draw:style-name="dp1" draw:master-page-name="Predvolené">
        <draw:frame draw:style-name="gr1" draw:text-style-name="P1" draw:layer="layout" svg:width="13.76cm" svg:height="3.704cm" svg:x="3.44cm" svg:y="1.896cm">
          <draw:image xlink:href="Pictures/10000000000002090000008D6AD35CBD.png" xlink:type="simple" xlink:show="embed" xlink:actuate="onLoad">
            <text:p/>
          </draw:image>
        </draw:frame>
        <draw:frame draw:style-name="gr13" draw:text-style-name="P7" draw:layer="layout" svg:width="1.6cm" svg:height="1.133cm" svg:x="11.6cm" svg:y="14.485cm">
          <draw:text-box>
            <text:p text:style-name="P6"><text:span text:style-name="T3">Prvá</text:span></text:p>
            <text:p text:style-name="P6"><text:span text:style-name="T3">strana</text:span></text:p>
          </draw:text-box>
        </draw:frame>
        <draw:frame draw:style-name="gr1" draw:text-style-name="P1" draw:layer="layout" svg:width="13.76cm" svg:height="3.704cm" svg:x="3.619cm" svg:y="12.997cm">
          <draw:image xlink:href="Pictures/10000000000002090000008D6AD35CBD.png" xlink:type="simple" xlink:show="embed" xlink:actuate="onLoad">
            <text:p/>
          </draw:image>
        </draw:frame>
        <draw:custom-shape draw:style-name="gr11" draw:text-style-name="P8" draw:layer="layout" svg:width="1.2cm" svg:height="1cm" svg:x="4.2cm" svg:y="14.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179cm" svg:height="0.809cm" svg:x="4.214cm" svg:y="14.785cm">
          <draw:text-box>
            <text:p text:style-name="P9"><text:span text:style-name="T4">Prvá</text:span></text:p>
            <text:p text:style-name="P9"><text:span text:style-name="T4">strana</text:span></text:p>
          </draw:text-box>
        </draw:frame>
        <draw:custom-shape draw:style-name="gr11" draw:text-style-name="P8" draw:layer="layout" svg:width="1.3cm" svg:height="0.5cm" svg:x="7.3cm" svg:y="14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.725cm" svg:height="0.809cm" svg:x="7.1cm" svg:y="14.8cm">
          <draw:text-box>
            <text:p text:style-name="P10"><text:span text:style-name="T5">Predvolený</text:span></text:p>
            <text:p text:style-name="P10"><text:span text:style-name="T5">štýl</text:span></text:p>
          </draw:text-box>
        </draw:frame>
        <draw:custom-shape draw:style-name="gr11" draw:text-style-name="P8" draw:layer="layout" svg:width="1.3cm" svg:height="0.5cm" svg:x="14.9cm" svg:y="14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7cm" svg:height="1.5cm" svg:x="10.5cm" svg:y="1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9cm" svg:height="0.806cm" draw:transform="rotate (1.5707963267949) translate (10.3cm 15.7cm)">
          <draw:text-box>
            <text:p><text:span text:style-name="T6">strany</text:span></text:p>
          </draw:text-box>
        </draw:frame>
        <draw:custom-shape draw:style-name="gr11" draw:text-style-name="P8" draw:layer="layout" svg:width="1.353cm" svg:height="0.666cm" draw:transform="rotate (1.56067341713333) translate (9.7cm 15.393cm)">
          <text:p/>
          <draw:enhanced-geometry svg:viewBox="0 0 21600 21600" draw:mirror-vertical="true" draw:type="rectangle" draw:enhanced-path="M 0 0 L 21600 0 21600 21600 0 21600 0 0 Z N"/>
        </draw:custom-shape>
        <draw:frame draw:style-name="gr12" draw:text-style-name="P12" draw:layer="layout" svg:width="2.809cm" svg:height="0.806cm" draw:transform="rotate (1.55055050747176) translate (9.7cm 16.203cm)">
          <draw:text-box>
            <text:p><text:span text:style-name="T6">Zalomenie</text:span></text:p>
          </draw:text-box>
        </draw:frame>
        <draw:frame draw:style-name="gr15" draw:text-style-name="P11" draw:layer="layout" svg:width="1.725cm" svg:height="0.809cm" svg:x="14.7cm" svg:y="14.701cm">
          <draw:text-box>
            <text:p text:style-name="P10"><text:span text:style-name="T5">Predvolený</text:span></text:p>
            <text:p text:style-name="P10"><text:span text:style-name="T5">štýl</text:span></text:p>
          </draw:text-box>
        </draw:frame>
        <draw:frame draw:style-name="gr16" draw:text-style-name="P9" draw:layer="layout" svg:width="1.179cm" svg:height="1.195cm" svg:x="11.821cm" svg:y="14.5cm">
          <draw:text-box>
            <text:p text:style-name="P9"><text:span text:style-name="T4"/></text:p>
            <text:p text:style-name="P9"><text:span text:style-name="T4">Prvá</text:span></text:p>
            <text:p text:style-name="P9"><text:span text:style-name="T4">stra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loš Šrámek</meta:initial-creator>
    <meta:creation-date>2014-04-30T07:21:27.735547099</meta:creation-date>
    <dc:date>2014-04-30T08:23:51.526206944</dc:date>
    <dc:creator>Miloš Šrámek</dc:creator>
    <meta:editing-duration>PT50M53S</meta:editing-duration>
    <meta:editing-cycles>7</meta:editing-cycles>
    <meta:generator>LibreOffice/4.2.3.2$Linux_X86_64 LibreOffice_project/7c5c769e412afd32da4d946d2cb0c8b0674e95e0</meta:generator>
    <meta:document-statistic meta:object-count="49"/>
  </office:meta>
</office:document-meta>
</file>